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925cm"/>
    </style:style>
    <style:style style:name="Tableau2.C" style:family="table-column">
      <style:table-column-properties style:column-width="7.391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6cc3c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6cc3c4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1005205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1005205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1005205" style:font-size-asian="8pt" style:font-size-complex="8pt"/>
    </style:style>
    <style:style style:name="P5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1005205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fb1aa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1005205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b1aa1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fa6b76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b1aa1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b1aa1" style:font-size-asian="11pt" style:font-size-complex="11pt"/>
    </style:style>
    <style:style style:name="P2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24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b1aa1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b1aa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b1aa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b1aa1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0pt" officeooo:paragraph-rsid="00fb1aa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b1aa1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b1aa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b1aa1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b1a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Standard">
      <style:text-properties officeooo:paragraph-rsid="0073ab57"/>
    </style:style>
    <style:style style:name="P66" style:family="paragraph" style:parent-style-name="Standard">
      <style:text-properties fo:font-weight="bold" officeooo:paragraph-rsid="00adb61c" style:font-weight-asian="bold" style:font-weight-complex="bold"/>
    </style:style>
    <style:style style:name="P67" style:family="paragraph" style:parent-style-name="Standard">
      <style:text-properties officeooo:paragraph-rsid="00e30ea8"/>
    </style:style>
    <style:style style:name="P68" style:family="paragraph" style:parent-style-name="Standard"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69" style:family="paragraph" style:parent-style-name="Standard">
      <style:text-properties style:font-name="Arial" fo:font-size="11pt" fo:font-weight="bold" officeooo:paragraph-rsid="00fb1aa1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b6af52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f99385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a855b9"/>
    </style:style>
    <style:style style:name="T5" style:family="text">
      <style:text-properties officeooo:rsid="00f9efe4"/>
    </style:style>
    <style:style style:name="T6" style:family="text">
      <style:text-properties officeooo:rsid="00ddf725"/>
    </style:style>
    <style:style style:name="T7" style:family="text">
      <style:text-properties officeooo:rsid="005c9b13"/>
    </style:style>
    <style:style style:name="T8" style:family="text">
      <style:text-properties officeooo:rsid="00ccd640"/>
    </style:style>
    <style:style style:name="T9" style:family="text">
      <style:text-properties officeooo:rsid="005a2417"/>
    </style:style>
    <style:style style:name="T10" style:family="text">
      <style:text-properties officeooo:rsid="00bd9f7f"/>
    </style:style>
    <style:style style:name="T11" style:family="text">
      <style:text-properties officeooo:rsid="00fa6b76"/>
    </style:style>
    <style:style style:name="T12" style:family="text">
      <style:text-properties officeooo:rsid="00b201f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officeooo:rsid="004de8f2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e194be" style:font-size-asian="11pt" style:font-size-complex="11pt"/>
    </style:style>
    <style:style style:name="T19" style:family="text">
      <style:text-properties style:font-name="Arial" fo:font-size="11pt" officeooo:rsid="0047e591" style:font-size-asian="11pt" style:font-size-complex="11pt"/>
    </style:style>
    <style:style style:name="T20" style:family="text">
      <style:text-properties style:font-name="Arial" fo:font-size="11pt" officeooo:rsid="00b6124b" style:font-size-asian="11pt" style:font-size-complex="11pt"/>
    </style:style>
    <style:style style:name="T21" style:family="text">
      <style:text-properties style:font-name="Arial" fo:font-size="11pt" officeooo:rsid="00bcabf8" style:font-size-asian="11pt" style:font-size-complex="11pt"/>
    </style:style>
    <style:style style:name="T22" style:family="text">
      <style:text-properties officeooo:rsid="00e194b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30ea8" style:font-weight-asian="bold" style:font-weight-complex="bold"/>
    </style:style>
    <style:style style:name="T25" style:family="text">
      <style:text-properties officeooo:rsid="00e90f5a"/>
    </style:style>
    <style:style style:name="T26" style:family="text">
      <style:text-properties officeooo:rsid="00fd7c2a"/>
    </style:style>
    <style:style style:name="T27" style:family="text">
      <style:text-properties officeooo:rsid="00bb6c3d"/>
    </style:style>
    <style:style style:name="T28" style:family="text">
      <style:text-properties officeooo:rsid="00fb1aa1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df9705"/>
    </style:style>
    <style:style style:name="T31" style:family="text">
      <style:text-properties officeooo:rsid="00adb61c"/>
    </style:style>
    <style:style style:name="T32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Réf.<text:span text:style-name="T7"> contrôle</text:span></text:p>
          </table:table-cell>
          <table:table-cell table:style-name="Tableau2.A1" office:value-type="string">
            <text:p text:style-name="P15">{control_ref}</text:p>
          </table:table-cell>
          <table:table-cell table:style-name="Tableau2.C1" table:number-rows-spanned="5" office:value-type="string">
            <text:p text:style-name="P21">{photoDefault}</text:p>
          </table:table-cell>
        </table:table-row>
        <table:table-row table:style-name="Tableau2.2">
          <table:table-cell table:style-name="Tableau2.A2" office:value-type="string">
            <text:p text:style-name="P8">Objet contr<text:span text:style-name="T8">ô</text:span>lé</text:p>
          </table:table-cell>
          <table:table-cell table:style-name="Tableau2.A2" office:value-type="string">
            <text:p text:style-name="P9">{object_type}<text:span text:style-name="T9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0">Date de contrôle </text:p>
          </table:table-cell>
          <table:table-cell table:style-name="Tableau2.A2" office:value-type="string">
            <text:p text:style-name="P1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11">Proje<text:span text:style-name="T10">t</text:span></text:p>
          </table:table-cell>
          <table:table-cell table:style-name="Tableau2.A2" office:value-type="string">
            <text:p text:style-name="P18">{project_label} - {project_label<text:span text:style-name="T11">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1"><text:span text:style-name="T12">Réf. m</text:span>odèle</text:p>
            <text:p text:style-name="P12">de contrôle</text:p>
          </table:table-cell>
          <table:table-cell table:style-name="Tableau2.A2" office:value-type="string">
            <text:p text:style-name="P19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59">Verdict</text:p>
          </table:table-cell>
          <table:covered-table-cell/>
          <table:table-cell table:style-name="Tableau2.C6" office:value-type="string">
            <text:p text:style-name="P30">{verdict}</text:p>
          </table:table-cell>
        </table:table-row>
      </table:table>
      <text:p text:style-name="P65"/>
      <text:p text:style-name="P26">Note publique : <text:span text:style-name="T13">{public_note}</text:span></text:p>
      <text:p text:style-name="P70"/>
      <text:p text:style-name="P66"><text:span text:style-name="T14">Liste des </text:span><text:span text:style-name="T15">points contr</text:span><text:span text:style-name="T16">ô</text:span><text:span text:style-name="T15">lés, </text:span><text:span text:style-name="T17">observations et réponse</text:span><text:span text:style-name="T18">(s)</text:span><text:span text:style-name="T19"> </text:span><text:span text:style-name="T20">à </text:span><text:span text:style-name="T21">la </text:span><text:span text:style-name="T20">question</text:span></text:p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1">Réf</text:p>
            <text:p text:style-name="P49">Question</text:p>
          </table:table-cell>
          <table:table-cell table:style-name="Tableau4.A1" office:value-type="string">
            <text:p text:style-name="P33">Titre - Description</text:p>
          </table:table-cell>
          <table:table-cell table:style-name="Tableau4.A1" office:value-type="string">
            <text:p text:style-name="P33">Réf</text:p>
            <text:p text:style-name="P49">Réponse</text:p>
          </table:table-cell>
          <table:table-cell table:style-name="Tableau4.A1" office:value-type="string">
            <text:p text:style-name="P35">Observations</text:p>
          </table:table-cell>
          <table:table-cell table:style-name="Tableau4.E1" office:value-type="string">
            <text:p text:style-name="P36">Réponse<text:span text:style-name="T22">(s)</text:span></text:p>
          </table:table-cell>
        </table:table-row>
        <table:table-row table:style-name="Tableau4.2">
          <table:table-cell table:style-name="Tableau4.A2" office:value-type="string">
            <text:p text:style-name="P53">[!-- BEGIN row.questions --]</text:p>
            <text:p text:style-name="P53">{ref}</text:p>
          </table:table-cell>
          <table:table-cell table:style-name="Tableau4.B2" office:value-type="string">
            <text:p text:style-name="P41">{group_label}{label}</text:p>
            <text:p text:style-name="P41">Description : {description}</text:p>
          </table:table-cell>
          <table:table-cell table:style-name="Tableau4.C2" office:value-type="string">
            <text:p text:style-name="P55">{ref_answer}</text:p>
          </table:table-cell>
          <table:table-cell table:style-name="Tableau4.D2" office:value-type="string">
            <text:p text:style-name="P42">{comment}</text:p>
          </table:table-cell>
          <table:table-cell table:style-name="Tableau4.E2" office:value-type="string">
            <text:p text:style-name="P57">{answer}</text:p>
            <text:p text:style-name="P50">[!-- END row.questions --]</text:p>
          </table:table-cell>
        </table:table-row>
      </table:table>
      <text:p text:style-name="P68"/>
      <text:p text:style-name="P24"><text:span text:style-name="T23">Liste des </text:span><text:span text:style-name="T24">équipements et</text:span><text:span text:style-name="T23"> </text:span><text:span text:style-name="T24">moyens de contrôle</text:span></text:p>
      <text:p text:style-name="P2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2">Réf</text:p>
            <text:p text:style-name="P51">Equipement</text:p>
          </table:table-cell>
          <table:table-cell table:style-name="Tableau5.A1" office:value-type="string">
            <text:p text:style-name="P37">Libellé</text:p>
          </table:table-cell>
          <table:table-cell table:style-name="Tableau5.A1" office:value-type="string">
            <text:p text:style-name="P34">Réf</text:p>
            <text:p text:style-name="P52">Numéro de lot/série</text:p>
          </table:table-cell>
          <table:table-cell table:style-name="Tableau5.A1" office:value-type="string">
            <text:p text:style-name="P37">Description</text:p>
          </table:table-cell>
          <table:table-cell table:style-name="Tableau5.A1" office:value-type="string">
            <text:p text:style-name="P37">DLUO/DDM</text:p>
          </table:table-cell>
          <table:table-cell table:style-name="Tableau5.F1" office:value-type="string">
            <text:p text:style-name="P58">Durée de vie <text:span text:style-name="T25">restante</text:span></text:p>
          </table:table-cell>
        </table:table-row>
        <table:table-row table:style-name="Tableau5.2">
          <table:table-cell table:style-name="Tableau5.A2" office:value-type="string">
            <text:p text:style-name="P54">[!-- BEGIN row.equipment --]</text:p>
            <text:p text:style-name="P54">{equipment_ref}</text:p>
          </table:table-cell>
          <table:table-cell table:style-name="Tableau5.B2" office:value-type="string">
            <text:p text:style-name="P43">{equipment_label}</text:p>
          </table:table-cell>
          <table:table-cell table:style-name="Tableau5.C2" office:value-type="string">
            <text:p text:style-name="P56">{productlot_batch}</text:p>
          </table:table-cell>
          <table:table-cell table:style-name="Tableau5.D2" office:value-type="string">
            <text:p text:style-name="P43">{equipment_description}</text:p>
          </table:table-cell>
          <table:table-cell table:style-name="Tableau5.E2" office:value-type="string">
            <text:p text:style-name="P46">{dluo}</text:p>
          </table:table-cell>
          <table:table-cell table:style-name="Tableau5.F2" office:value-type="string">
            <text:p text:style-name="P47">{lifetime} [!-- END row.equipment --]</text:p>
          </table:table-cell>
        </table:table-row>
      </table:table>
      <text:p text:style-name="P67"/>
      <text:p text:style-name="P28">Contact<text:span text:style-name="T26">(</text:span>s<text:span text:style-name="T26">)</text:span> associés au contr<text:span text:style-name="T8">ô</text:span>le</text:p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8">Nom</text:p>
          </table:table-cell>
          <table:table-cell table:style-name="Tableau3.A1" office:value-type="string">
            <text:p text:style-name="P38">Prénom</text:p>
          </table:table-cell>
          <table:table-cell table:style-name="Tableau3.A1" office:value-type="string">
            <text:p text:style-name="P39">R<text:span text:style-name="T27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8">Signature</text:p>
          </table:table-cell>
        </table:table-row>
        <table:table-row>
          <table:table-cell table:style-name="Tableau3.A2" office:value-type="string">
            <text:p text:style-name="P44">[!-- BEGIN row.attendant --] {attendant_lastname}</text:p>
          </table:table-cell>
          <table:table-cell table:style-name="Tableau3.B2" office:value-type="string">
            <text:p text:style-name="P44">{attendant_firstname}</text:p>
          </table:table-cell>
          <table:table-cell table:style-name="Tableau3.C2" office:value-type="string">
            <text:p text:style-name="P44">{attendant_role}</text:p>
          </table:table-cell>
          <table:table-cell table:style-name="Tableau3.D2" office:value-type="string">
            <text:p text:style-name="P44">{attendant_signature_date}</text:p>
          </table:table-cell>
          <table:table-cell table:style-name="Tableau3.E2" office:value-type="string">
            <text:p text:style-name="P45">{attendant_signature}[!-- END row.attendant --]</text:p>
          </table:table-cell>
        </table:table-row>
      </table:table>
      <text:p text:style-name="P69"/>
      <text:p text:style-name="P29">Contr<text:span text:style-name="T22">ô</text:span>leur<text:span text:style-name="T28">(s)</text:span></text:p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0"><text:span text:style-name="T29">Nom</text:span><text:span text:style-name="T30"> </text:span></text:p>
            <text:p text:style-name="P61"><text:span text:style-name="T31">C</text:span>ontrôleur</text:p>
          </table:table-cell>
          <table:table-cell table:style-name="Tableau1.A1" office:value-type="string">
            <text:p text:style-name="P62">Prénom</text:p>
            <text:p text:style-name="P61"><text:span text:style-name="T31">C</text:span>ontrôleur</text:p>
          </table:table-cell>
          <table:table-cell table:style-name="Tableau1.A1" office:value-type="string">
            <text:p text:style-name="P63">Date de <text:span text:style-name="T32">s</text:span><text:span text:style-name="T31">ignature</text:span></text:p>
            <text:p text:style-name="P61"><text:span text:style-name="T31">C</text:span>ontrôleur</text:p>
          </table:table-cell>
          <table:table-cell table:style-name="Tableau1.D1" office:value-type="string">
            <text:p text:style-name="P64">Signature</text:p>
            <text:p text:style-name="P61"><text:span text:style-name="T31">C</text:span>ontrôleur</text:p>
          </table:table-cell>
        </table:table-row>
        <table:table-row table:style-name="Tableau1.2">
          <table:table-cell table:style-name="Tableau1.A2" office:value-type="string">
            <text:p text:style-name="P20">[!-- BEGIN row.controller --] {controller_lastname}</text:p>
          </table:table-cell>
          <table:table-cell table:style-name="Tableau1.B2" office:value-type="string">
            <text:p text:style-name="P20">{controller_firstname}</text:p>
          </table:table-cell>
          <table:table-cell table:style-name="Tableau1.C2" office:value-type="string">
            <text:p text:style-name="P17">{controller_signature_date}</text:p>
          </table:table-cell>
          <table:table-cell table:style-name="Tableau1.D2" office:value-type="string">
            <text:p text:style-name="P22">{controller_signature} [!-- END row.controller --]</text:p>
          </table:table-cell>
        </table:table-row>
      </table:table>
      <text:p text:style-name="P13"/>
      <text:p text:style-name="P14">Tous les médias associés au contrôle : {control_ref}</text:p>
      <text:p text:style-name="P2"/>
      <text:p text:style-name="P2">[!-- BEGIN photos --]</text:p>
      <text:p text:style-name="P2"/>
      <text:p text:style-name="P3"/>
      <text:p text:style-name="P7">{answer_ref}</text:p>
      <text:p text:style-name="P4">{media_name}</text:p>
      <text:p text:style-name="P4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f99385" style:language-asian="zxx" style:country-asian="none" style:language-complex="zxx" style:country-complex="none"/>
    </style:style>
    <style:style style:name="MT3" style:family="text">
      <style:text-properties officeooo:rsid="0035fdfc"/>
    </style:style>
    <style:style style:name="MT4" style:family="text">
      <style:text-properties officeooo:rsid="00a855b9"/>
    </style:style>
    <style:style style:name="MT5" style:family="text">
      <style:text-properties officeooo:rsid="00f9efe4"/>
    </style:style>
    <style:style style:name="MT6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2">DigiQuali.com</text:span></text:a></text:p>
      </style:header>
      <style:footer>
        <text:p text:style-name="MP2">{mycompany_name} - {mycompany_address} – {mycompany_website} - {mycompany_mail} - {mycompany_phone}</text:p>
        <text:p text:style-name="MP3"><text:file-name text:display="name-and-extension">template_controldocument_photo.odt</text:file-name><text:s/><text:tab/><text:span text:style-name="MT3">Version – </text:span><text:span text:style-name="MT4">2</text:span><text:span text:style-name="MT3">.</text:span><text:span text:style-name="MT5">3</text:span><text:span text:style-name="MT3">.</text:span><text:span text:style-name="MT5">0</text:span><text:span text:style-name="MT6"> </text:span><text:span text:style-name="MT3">- 202</text:span><text:span text:style-name="MT5">50401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9M53S</meta:editing-duration>
    <meta:editing-cycles>299</meta:editing-cycles>
    <meta:generator>LibreOffice/7.4.0.3$Windows_X86_64 LibreOffice_project/f85e47c08ddd19c015c0114a68350214f7066f5a</meta:generator>
    <dc:date>2025-04-23T10:24:17.650000000</dc:date>
    <meta:document-statistic meta:table-count="5" meta:image-count="1" meta:object-count="0" meta:page-count="2" meta:paragraph-count="80" meta:word-count="190" meta:character-count="1580" meta:non-whitespace-character-count="1472"/>
    <meta:user-defined meta:name="Info 1"/>
    <meta:user-defined meta:name="Info 2"/>
    <meta:user-defined meta:name="Info 3"/>
    <meta:user-defined meta:name="Info 4"/>
  </office:meta>
</office:document-meta>
</file>